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5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0530">
            <text:p>10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 fragments in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mosMiller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0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5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3915">
            <text:p>391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9">
            <text:p>−1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8157</text:p>
          </table:table-cell>
          <table:table-cell table:style-name="ACE-0" office:value-type="float" office:value="43.93">
            <text:p>43.93</text:p>
          </table:table-cell>
          <table:table-cell table:style-name="ACE-0" office:value-type="float" office:value="-60">
            <text:p>−60</text:p>
          </table:table-cell>
          <table:table-cell table:style-name="ACE-0" office:value-type="float" office:value="4580">
            <text:p>458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detrital 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300000000000001">
            <text:p>−13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69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65">
            <text:p>846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organics/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0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100000000000001">
            <text:p>−3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971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899999999999999">
            <text:p>−34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3485</text:p>
          </table:table-cell>
          <table:table-cell table:style-name="ACE-0" office:value-type="float" office:value="44.009999999999998">
            <text:p>44.01</text:p>
          </table:table-cell>
          <table:table-cell table:style-name="ACE-0" office:value-type="float" office:value="-59.880000000000003">
            <text:p>−59.88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0.100000000000001">
            <text:p>−40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IDDL-1083</text:p>
          </table:table-cell>
          <table:table-cell table:style-name="ACE-0" office:value-type="float" office:value="43.990000000000002">
            <text:p>43.99</text:p>
          </table:table-cell>
          <table:table-cell table:style-name="ACE-0" office:value-type="float" office:value="-59.890000000000001">
            <text:p>−59.89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VacchiEtal201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abl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67</text:p>
          </table:table-cell>
          <table:table-cell table:style-name="ACE-0" office:value-type="float" office:value="43.850000000000001">
            <text:p>43.8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9420">
            <text:p>94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0.5">
            <text:p>−50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mosMiller1990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0" gnm:cursor-row="8">
          <gnm:selection gnm:start-col="10" gnm:start-row="8" gnm:end-col="10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7T09:04:1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